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1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30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7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3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12-3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00008" calcext:value-type="float">
            <text:p>16.11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49488" calcext:value-type="float">
            <text:p>16.07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83388387097" calcext:value-type="float">
            <text:p>16.0583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6752" calcext:value-type="float">
            <text:p>16.09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1197419355" calcext:value-type="float">
            <text:p>16.3701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5916" calcext:value-type="float">
            <text:p>16.23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58980645161" calcext:value-type="float">
            <text:p>16.095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97" calcext:value-type="float">
            <text:p>16.14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60771612903" calcext:value-type="float">
            <text:p>16.2260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95034482759" calcext:value-type="float">
            <text:p>16.259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75809032258" calcext:value-type="float">
            <text:p>16.2375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2288516129" calcext:value-type="float">
            <text:p>16.4422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54408" calcext:value-type="float">
            <text:p>16.4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37084" calcext:value-type="float">
            <text:p>16.513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50848" calcext:value-type="float">
            <text:p>16.6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71868387097" calcext:value-type="float">
            <text:p>16.747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47401290323" calcext:value-type="float">
            <text:p>16.88474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2232" calcext:value-type="float">
            <text:p>16.8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43584516129" calcext:value-type="float">
            <text:p>16.8543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14824" calcext:value-type="float">
            <text:p>16.99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64980645161" calcext:value-type="float">
            <text:p>17.086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57222857143" calcext:value-type="float">
            <text:p>17.04572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4686451613" calcext:value-type="float">
            <text:p>17.0354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17723870968" calcext:value-type="float">
            <text:p>17.351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4171034483" calcext:value-type="float">
            <text:p>17.3554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29174193548" calcext:value-type="float">
            <text:p>17.442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014" calcext:value-type="float">
            <text:p>17.638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15574193548" calcext:value-type="float">
            <text:p>17.991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6650322581" calcext:value-type="float">
            <text:p>17.9676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8494" calcext:value-type="float">
            <text:p>17.668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85331612903" calcext:value-type="float">
            <text:p>17.5885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7928" calcext:value-type="float">
            <text:p>17.62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53692903226" calcext:value-type="float">
            <text:p>17.7153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0404" calcext:value-type="float">
            <text:p>17.71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51032258064" calcext:value-type="float">
            <text:p>17.725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6064" calcext:value-type="float">
            <text:p>17.98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24736" calcext:value-type="float">
            <text:p>17.96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5336774194" calcext:value-type="float">
            <text:p>18.010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33772" calcext:value-type="float">
            <text:p>18.28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50967741936" calcext:value-type="float">
            <text:p>18.165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83695483871" calcext:value-type="float">
            <text:p>18.688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3116" calcext:value-type="float">
            <text:p>18.07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36451612903" calcext:value-type="float">
            <text:p>18.103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87368" calcext:value-type="float">
            <text:p>18.18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69619354839" calcext:value-type="float">
            <text:p>18.2169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96971428571" calcext:value-type="float">
            <text:p>18.2596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99953548387" calcext:value-type="float">
            <text:p>18.2999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333846154" calcext:value-type="float">
            <text:p>18.52873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05261538462" calcext:value-type="float">
            <text:p>18.57052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75113846154" calcext:value-type="float">
            <text:p>18.657511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9432307692" calcext:value-type="float">
            <text:p>18.80094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80897777778" calcext:value-type="float">
            <text:p>18.97808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3122" calcext:value-type="float">
            <text:p>18.883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877" calcext:value-type="float">
            <text:p>18.827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348" calcext:value-type="float">
            <text:p>18.78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9495" calcext:value-type="float">
            <text:p>18.819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9223" calcext:value-type="float">
            <text:p>18.929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104192" calcext:value-type="float">
            <text:p>18.791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66886153846" calcext:value-type="float">
            <text:p>18.75668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683" calcext:value-type="float">
            <text:p>20.35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1656" calcext:value-type="float">
            <text:p>19.0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7696" calcext:value-type="float">
            <text:p>19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0424" calcext:value-type="float">
            <text:p>20.4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2524" calcext:value-type="float">
            <text:p>19.43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7364" calcext:value-type="float">
            <text:p>20.05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609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198" calcext:value-type="float">
            <text:p>19.65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0" meta:object-count="0"/>
    <meta:user-defined meta:name="AppVersion">3.0</meta:user-defined>
  </office:meta>
</office:document-meta>
</file>